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8da3d" officeooo:paragraph-rsid="0008da3d"/>
    </style:style>
    <style:style style:name="P2" style:family="paragraph" style:parent-style-name="Standard" style:list-style-name="L2">
      <style:text-properties officeooo:rsid="0008da3d" officeooo:paragraph-rsid="0008da3d"/>
    </style:style>
    <style:style style:name="P3" style:family="paragraph" style:parent-style-name="Standard">
      <style:text-properties officeooo:paragraph-rsid="0008da3d"/>
    </style:style>
    <style:style style:name="P4" style:family="paragraph" style:parent-style-name="Standard" style:list-style-name="L2">
      <style:text-properties officeooo:paragraph-rsid="0008da3d"/>
    </style:style>
    <style:style style:name="P5" style:family="paragraph" style:parent-style-name="Standard" style:list-style-name="L3">
      <style:text-properties officeooo:rsid="0008e474" officeooo:paragraph-rsid="0008e474"/>
    </style:style>
    <style:style style:name="P6" style:family="paragraph" style:parent-style-name="Standard" style:list-style-name="L3">
      <style:text-properties officeooo:rsid="0008e474" officeooo:paragraph-rsid="0008f5d3"/>
    </style:style>
    <style:style style:name="P7" style:family="paragraph" style:parent-style-name="Standard" style:list-style-name="L2">
      <style:text-properties officeooo:rsid="0008e474" officeooo:paragraph-rsid="0008e474"/>
    </style:style>
    <style:style style:name="P8" style:family="paragraph" style:parent-style-name="Standard" style:list-style-name="L3">
      <style:text-properties officeooo:rsid="0008f5d3" officeooo:paragraph-rsid="0008f5d3"/>
    </style:style>
    <style:style style:name="T1" style:family="text">
      <style:text-properties officeooo:rsid="0008da3d"/>
    </style:style>
    <style:style style:name="T2" style:family="text">
      <style:text-properties style:text-position="super 58%" style:font-size-asian="10.5pt"/>
    </style:style>
    <style:style style:name="T3" style:family="text">
      <style:text-properties officeooo:rsid="0008f5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CA – 2016.1</text:p>
      <text:p text:style-name="P1">Aplicação da Busca por Segmento Áureo (GSS)</text:p>
      <text:p text:style-name="P1">03/04/2016</text:p>
      <text:p text:style-name="P1">Alan P. Bandeira</text:p>
      <text:p text:style-name="P1"/>
      <text:p text:style-name="P1">1)</text:p>
      <text:list xml:id="list8435543195877726388" text:style-name="L2">
        <text:list-item>
          <text:p text:style-name="P7">a)</text:p>
          <text:list>
            <text:list-item>
              <text:p text:style-name="P4"><text:span text:style-name="T1">epsilon = 0.1</text:span></text:p>
            </text:list-item>
            <text:list-item>
              <text:p text:style-name="P2">x* : 2.0288237343631703</text:p>
            </text:list-item>
            <text:list-item>
              <text:p text:style-name="P2">f(x*): -0.9991691923373613</text:p>
            </text:list-item>
            <text:list-item>
              <text:p text:style-name="P2">Iterations: 8</text:p>
              <text:p text:style-name="P2"/>
            </text:list-item>
            <text:list-item>
              <text:p text:style-name="P2">epsilon = 0.01</text:p>
            </text:list-item>
            <text:list-item>
              <text:p text:style-name="P2">x* : 2.001552810007571</text:p>
            </text:list-item>
            <text:list-item>
              <text:p text:style-name="P2">f(x*): -0.9999975887810804</text:p>
            </text:list-item>
            <text:list-item>
              <text:p text:style-name="P2">Iterations: 12</text:p>
            </text:list-item>
          </text:list>
          <text:p text:style-name="P2"/>
        </text:list-item>
        <text:list-item>
          <text:p text:style-name="P7">b)</text:p>
          <text:list>
            <text:list-item>
              <text:p text:style-name="P2">epsilon = 0.01</text:p>
            </text:list-item>
            <text:list-item>
              <text:p text:style-name="P2">x* : 0.35062977751661406</text:p>
            </text:list-item>
            <text:list-item>
              <text:p text:style-name="P2">f(x*): 0.827185673602198</text:p>
            </text:list-item>
            <text:list-item>
              <text:p text:style-name="P2">Iterations: 12</text:p>
              <text:p text:style-name="P2"></text:p>
            </text:list-item>
            <text:list-item>
              <text:p text:style-name="P2">epsilon = 0.001</text:p>
            </text:list-item>
            <text:list-item>
              <text:p text:style-name="P2">x* : 0.35181601880625624</text:p>
            </text:list-item>
            <text:list-item>
              <text:p text:style-name="P2">f(x*): 0.8271840352848248</text:p>
            </text:list-item>
            <text:list-item>
              <text:p text:style-name="P2">Iterations: 16</text:p>
            </text:list-item>
          </text:list>
        </text:list-item>
      </text:list>
      <text:p text:style-name="P1"/>
      <text:p text:style-name="P1">Foi observado que quando a precisão aplicada é reduzida por um fator de 10<text:span text:style-name="T2">-1</text:span>, o número de</text:p>
      <text:p text:style-name="P1">iterações aumenta em quatro unidades.</text:p>
      <text:p text:style-name="P1"/>
      <text:list xml:id="list1203251989311403380" text:style-name="L3">
        <text:list-item>
          <text:p text:style-name="P5">c)</text:p>
          <text:list>
            <text:list-item>
              <text:p text:style-name="P5">a1 – <text:span text:style-name="T3">iterações:</text:span></text:p>
              <text:list>
                <text:list-item>
                  <text:p text:style-name="P5">GSS: 8</text:p>
                </text:list-item>
                <text:list-item>
                  <text:p text:style-name="P5">Hill Clibing: <text:span text:style-name="T3">44</text:span></text:p>
                </text:list-item>
              </text:list>
            </text:list-item>
            <text:list-item>
              <text:p text:style-name="P8">a2 – iterações:</text:p>
              <text:list>
                <text:list-item>
                  <text:p text:style-name="P8">GSS: 12</text:p>
                </text:list-item>
                <text:list-item>
                  <text:p text:style-name="P6">Hill Clibing: <text:span text:style-name="T3">98</text:span></text:p>
                </text:list-item>
              </text:list>
            </text:list-item>
            <text:list-item>
              <text:p text:style-name="P8">b1 – iterações:</text:p>
              <text:list>
                <text:list-item>
                  <text:p text:style-name="P8">GSS: 12</text:p>
                </text:list-item>
                <text:list-item>
                  <text:p text:style-name="P6">Hill Clibing: <text:span text:style-name="T3">70</text:span></text:p>
                </text:list-item>
              </text:list>
            </text:list-item>
            <text:list-item>
              <text:p text:style-name="P8">b2 – iterações:</text:p>
              <text:list>
                <text:list-item>
                  <text:p text:style-name="P8">GSS: 16</text:p>
                </text:list-item>
                <text:list-item>
                  <text:p text:style-name="P6">Hill Clibing: <text:span text:style-name="T3">92</text:span></text:p>
                </text:list-item>
              </text:list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14:28:15.256480000</meta:creation-date>
    <dc:date>2016-04-12T15:42:08.448278000</dc:date>
    <meta:editing-duration>PT13M3S</meta:editing-duration>
    <meta:editing-cycles>1</meta:editing-cycles>
    <meta:document-statistic meta:table-count="0" meta:image-count="0" meta:object-count="0" meta:page-count="1" meta:paragraph-count="41" meta:word-count="141" meta:character-count="724" meta:non-whitespace-character-count="631"/>
    <meta:generator>LibreOffice/5.0.5.2$MacOSX_X86_64 LibreOffice_project/55b006a02d247b5f7215fc6ea0fde844b30035b3</meta:generator>
  </office:meta>
</office:document-meta>
</file>